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81cm" svg:stroke-color="#801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801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.004cm" fo:min-width="0.354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min-height="1.126cm" fo:min-width="2.4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432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min-height="0.004cm" fo:min-width="0.5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82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0.004cm" fo:min-width="3.469cm"/>
    </style:style>
    <style:style style:name="pr1" style:family="presentation" style:parent-style-name="Default-subtitle">
      <style:graphic-properties draw:fill="solid" draw:fill-color="#333333" fo:min-height="8.67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1c1c1c" fo:min-height="2.54cm"/>
    </style:style>
    <style:style style:name="pr4" style:family="presentation" style:parent-style-name="Default-subtitle">
      <style:graphic-properties draw:fill-color="#ffffff" fo:min-height="18.418cm"/>
    </style:style>
    <style:style style:name="pr5" style:family="presentation" style:parent-style-name="Default-subtitle">
      <style:graphic-properties draw:fill-color="#ffffff" fo:min-height="9.144cm"/>
    </style:style>
    <style:style style:name="pr6" style:family="presentation" style:parent-style-name="Default-subtitle">
      <style:graphic-properties draw:fill-color="#ffffff" fo:min-height="5.772cm"/>
    </style:style>
    <style:style style:name="pr7" style:family="presentation" style:parent-style-name="Default-subtitle">
      <style:graphic-properties draw:fill-color="#ffffff" fo:min-height="17.456cm"/>
    </style:style>
    <style:style style:name="co1" style:family="table-column">
      <style:table-column-properties style:column-width="9.751cm" style:use-optimal-column-width="false"/>
    </style:style>
    <style:style style:name="co2" style:family="table-column">
      <style:table-column-properties style:column-width="9.753cm" style:use-optimal-column-width="false"/>
    </style:style>
    <style:style style:name="ro1" style:family="table-row">
      <style:table-row-properties style:row-height="1.29cm"/>
    </style:style>
    <style:style style:name="ro2" style:family="table-row">
      <style:table-row-properties style:row-height="1.288cm"/>
    </style:style>
    <style:style style:name="ro3" style:family="table-row">
      <style:table-row-properties style:row-height="0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74cm"/>
    </style:style>
    <style:style style:name="ce1" style:family="table-cell">
      <style:paragraph-properties fo:border="0.03pt solid #000000"/>
    </style:style>
    <style:style style:name="P1" style:family="paragraph">
      <loext:graphic-properties draw:fill="solid" draw:fill-color="#333333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1c1c1c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32pt"/>
    </style:style>
    <style:style style:name="P9" style:family="paragraph">
      <loext:graphic-properties draw:fill="solid" draw:fill-color="#ffff99"/>
      <style:paragraph-properties fo:text-align="center"/>
    </style:style>
    <style:style style:name="P10" style:family="paragraph">
      <loext:graphic-properties draw:fill="none" draw:fill-color="#ffffff"/>
      <style:text-properties fo:color="#000000" fo:font-size="18pt" fo:font-weight="normal" style:font-weight-asian="normal" style:font-weight-complex="normal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color="#000000"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fo:font-size="28pt" style:font-size-asian="28pt" style:font-size-complex="28pt"/>
    </style:style>
    <style:style style:name="P1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background-color="transparent" style:font-size-asian="32pt" style:font-size-complex="32pt"/>
    </style:style>
    <style:style style:name="T5" style:family="text">
      <style:text-properties fo:font-size="22pt" fo:background-color="transparent" style:font-size-asian="22pt" style:font-size-complex="22pt"/>
    </style:style>
    <style:style style:name="T6" style:family="text">
      <style:text-properties style:text-position="-33% 58%" fo:font-size="32pt" fo:background-color="transparent" style:font-size-asian="32pt" style:font-size-complex="32pt"/>
    </style:style>
    <style:style style:name="T7" style:family="text">
      <style:text-properties fo:color="#000000" fo:font-size="18pt" fo:font-weight="normal" style:font-weight-asian="normal" style:font-weight-complex="normal"/>
    </style:style>
    <style:style style:name="T8" style:family="text">
      <style:text-properties fo:color="#000000" style:text-position="-33% 58%" fo:font-size="18pt" fo:font-weight="normal" style:font-weight-asian="normal" style:font-weight-complex="normal"/>
    </style:style>
    <style:style style:name="T9" style:family="text">
      <style:text-properties fo:color="#000000" fo:font-size="18pt"/>
    </style:style>
    <style:style style:name="T10" style:family="text">
      <style:text-properties fo:color="#000000" style:text-position="-33% 58%" fo:font-size="18pt"/>
    </style:style>
    <style:style style:name="T11" style:family="text">
      <style:text-properties fo:font-size="32pt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8cm" svg:height="8.675cm" svg:x="0cm" svg:y="4.934cm" presentation:class="subtitle" presentation:user-transformed="true">
          <draw:text-box>
            <text:p><text:span text:style-name="T1">Альтернат</text:span><text:span text:style-name="T1">ивные </text:span><text:span text:style-name="T1">варианты </text:span><text:span text:style-name="T1">консенсус</text:span><text:span text:style-name="T1">а</text:span></text:p>
            <text:p><text:span text:style-name="T2"/></text:p>
            <text:p><text:span text:style-name="T3">Мешков Дмитрий </text:span><text:span text:style-name="T3">Александрович</text:span></text:p>
            <text:p><text:span text:style-name="T3">Осень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Консенсус</text:p>
          </draw:text-box>
        </draw:frame>
        <draw:frame presentation:style-name="pr4" draw:text-style-name="P5" draw:layer="layout" svg:width="26.924cm" svg:height="18.418cm" svg:x="0.254cm" svg:y="2.41cm" presentation:class="subtitle" presentation:user-transformed="true">
          <draw:text-box>
            <text:list text:style-name="L1">
              <text:list-item>
                <text:p text:style-name="P4"><text:span text:style-name="T4">Proof of Work – </text:span><text:span text:style-name="T4">вероятность </text:span><text:span text:style-name="T4">создать блок </text:span><text:span text:style-name="T4">пропорциональ</text:span><text:span text:style-name="T4">на </text:span><text:span text:style-name="T4">вычислительно</text:span><text:span text:style-name="T4">й мощности</text:span></text:p>
              </text:list-item>
              <text:list-item>
                <text:p text:style-name="P4"><text:span text:style-name="T4">Proof of Useful </text:span><text:span text:style-name="T4">work</text:span></text:p>
              </text:list-item>
              <text:list-item>
                <text:p text:style-name="P4"><text:span text:style-name="T4">Proof of Stake – </text:span><text:span text:style-name="T4">балансу</text:span></text:p>
              </text:list-item>
              <text:list-item>
                <text:p text:style-name="P4"><text:span text:style-name="T4">Proof of Burn – </text:span><text:span text:style-name="T4">сожженным </text:span><text:span text:style-name="T4">монетам </text:span></text:p>
              </text:list-item>
              <text:list-item>
                <text:p text:style-name="P4"><text:span text:style-name="T4">Proof of Storage </text:span><text:span text:style-name="T4">– месту на </text:span><text:span text:style-name="T4">диске</text:span></text:p>
              </text:list-item>
              <text:list-item>
                <text:p text:style-name="P4"><text:span text:style-name="T4">Proof of </text:span><text:span text:style-name="T4">Retrievability – </text:span><text:span text:style-name="T4">хранимым </text:span><text:span text:style-name="T4">данным</text:span></text:p>
              </text:list-item>
              <text:list-item>
                <text:p text:style-name="P4"><text:span text:style-name="T4">Proof of Activity </text:span><text:span text:style-name="T4">– сетевой </text:span><text:span text:style-name="T4">активности</text:span></text:p>
              </text:list-item>
              <text:list-item>
                <text:p text:style-name="P4"><text:span text:style-name="T4">Hybr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8cm" svg:height="8.675cm" svg:x="0cm" svg:y="4.934cm" presentation:class="subtitle" presentation:user-transformed="true">
          <draw:text-box>
            <text:p><text:span text:style-name="T1">Proof of </text:span><text:span text:style-name="T1">Stake: </text:span><text:span text:style-name="T1">Nxt, </text:span><text:span text:style-name="T1">Wa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Waves PoS - алгоритм</text:p>
          </draw:text-box>
        </draw:frame>
        <draw:frame presentation:style-name="pr5" draw:text-style-name="P6" draw:layer="layout" svg:width="26.924cm" svg:height="9.144cm" svg:x="0.254cm" svg:y="11.684cm" presentation:class="subtitle" presentation:user-transformed="true">
          <draw:text-box>
            <text:list text:style-name="L1">
              <text:list-item>
                <text:p text:style-name="P4"><text:span text:style-name="T5">GenerationSignature = </text:span><text:span text:style-name="T5">hash(prevBlock.generati</text:span><text:span text:style-name="T5">onSignature ++ </text:span><text:span text:style-name="T5">publicKey)</text:span></text:p>
              </text:list-item>
              <text:list-item>
                <text:p text:style-name="P4"><text:span text:style-name="T5">hit = </text:span><text:span text:style-name="T5">GenerationSignature.tak</text:span><text:span text:style-name="T5">e(8)</text:span></text:p>
              </text:list-item>
              <text:list-item>
                <text:p text:style-name="P4"><text:span text:style-name="T5">target = </text:span><text:span text:style-name="T5">prevBlock.baseTarget * </text:span><text:span text:style-name="T5">balance * (timestamp–</text:span><text:span text:style-name="T5">prevBlock.timestamp)</text:span></text:p>
              </text:list-item>
              <text:list-item>
                <text:p text:style-name="P4"><text:span text:style-name="T5">Чтобы создать блок </text:span><text:span text:style-name="T5">требуется hit &lt; target <text:s text:c="3"/></text:span></text:p>
              </text:list-item>
            </text:list>
          </draw:text-box>
        </draw:frame>
        <draw:frame draw:style-name="standard" draw:layer="layout" svg:width="9.75cm" svg:height="8.389cm" svg:x="3.787cm" svg:y="3.224cm">
          <table:table table:template-name="bw" table:use-banding-rows-styles="true">
            <table:table-column table:style-name="co1"/>
            <table:table-row table:style-name="ro1">
              <table:table-cell table:style-name="ce1">
                <text:p>Prev: <text:s text:c="26"/>Sig</text:p>
              </table:table-cell>
            </table:table-row>
            <table:table-row table:style-name="ro1">
              <table:table-cell table:style-name="ce1">
                <text:p>Generator: <text:s text:c="17"/>Public Key</text:p>
              </table:table-cell>
            </table:table-row>
            <table:table-row table:style-name="ro1">
              <table:table-cell table:style-name="ce1">
                <text:p>GenerationSignature: H( <text:s/>)</text:p>
              </table:table-cell>
            </table:table-row>
            <table:table-row table:style-name="ro2">
              <table:table-cell table:style-name="ce1">
                <text:p>Timestamp: <text:s text:c="16"/>Long</text:p>
              </table:table-cell>
            </table:table-row>
            <table:table-row table:style-name="ro2">
              <table:table-cell table:style-name="ce1">
                <text:p>Base target: <text:s text:c="15"/>Long</text:p>
              </table:table-cell>
            </table:table-row>
            <table:table-row table:style-name="ro3">
              <table:table-cell table:style-name="ce1">
                <text:p>Transactions: <text:s text:c="13"/>H( <text:s/>)</text:p>
              </table:table-cell>
            </table:table-row>
            <table:table-row table:style-name="ro3">
              <table:table-cell table:style-name="ce1">
                <text:p>Signature: <text:s text:c="18"/>Sig 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752cm" svg:height="8.391cm" svg:x="16.532cm" svg:y="3.155cm">
          <table:table table:template-name="bw" table:use-banding-rows-styles="true">
            <table:table-column table:style-name="co2"/>
            <table:table-row table:style-name="ro1">
              <table:table-cell table:style-name="ce1">
                <text:p>Prev: <text:s text:c="26"/>Sig</text:p>
              </table:table-cell>
            </table:table-row>
            <table:table-row table:style-name="ro1">
              <table:table-cell table:style-name="ce1">
                <text:p>Generator: <text:s text:c="17"/>Public Key</text:p>
              </table:table-cell>
            </table:table-row>
            <table:table-row table:style-name="ro1">
              <table:table-cell table:style-name="ce1">
                <text:p>GenerationSignature: H( <text:s/>)</text:p>
              </table:table-cell>
            </table:table-row>
            <table:table-row table:style-name="ro2">
              <table:table-cell table:style-name="ce1">
                <text:p>Timestamp: <text:s text:c="16"/>Long</text:p>
              </table:table-cell>
            </table:table-row>
            <table:table-row table:style-name="ro2">
              <table:table-cell table:style-name="ce1">
                <text:p>Base target: <text:s text:c="15"/>Long</text:p>
              </table:table-cell>
            </table:table-row>
            <table:table-row table:style-name="ro4">
              <table:table-cell table:style-name="ce1">
                <text:p>Transactions: <text:s text:c="13"/>H( <text:s/>)</text:p>
              </table:table-cell>
            </table:table-row>
            <table:table-row table:style-name="ro5">
              <table:table-cell table:style-name="ce1">
                <text:p>Signature: <text:s text:c="18"/>Sig 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2" draw:text-style-name="P7" draw:layer="layout" svg:x1="16.532cm" svg:y1="3.81cm" svg:x2="15.316cm" svg:y2="3.81cm">
            <text:p/>
          </draw:line>
          <draw:line draw:style-name="gr2" draw:text-style-name="P7" draw:layer="layout" svg:x1="15.316cm" svg:y1="3.81cm" svg:x2="15.316cm" svg:y2="10.922cm">
            <text:p/>
          </draw:line>
          <draw:line draw:style-name="gr3" draw:text-style-name="P7" draw:layer="layout" svg:x1="15.316cm" svg:y1="10.922cm" svg:x2="13.537cm" svg:y2="10.922cm">
            <text:p/>
          </draw:line>
        </draw:g>
        <draw:g>
          <draw:line draw:style-name="gr2" draw:text-style-name="P7" draw:layer="layout" svg:x1="3.833cm" svg:y1="3.81cm" svg:x2="2.617cm" svg:y2="3.81cm">
            <text:p/>
          </draw:line>
          <draw:line draw:style-name="gr2" draw:text-style-name="P7" draw:layer="layout" svg:x1="2.617cm" svg:y1="3.81cm" svg:x2="2.617cm" svg:y2="10.922cm">
            <text:p/>
          </draw:line>
          <draw:line draw:style-name="gr3" draw:text-style-name="P7" draw:layer="layout" svg:x1="2.617cm" svg:y1="10.922cm" svg:x2="0.838cm" svg:y2="10.922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Waves PoS - проблемы</text:p>
          </draw:text-box>
        </draw:frame>
        <draw:frame presentation:style-name="pr4" draw:text-style-name="P5" draw:layer="layout" svg:width="26.924cm" svg:height="18.418cm" svg:x="0.254cm" svg:y="2.41cm" presentation:class="subtitle" presentation:user-transformed="true">
          <draw:text-box>
            <text:list text:style-name="L1">
              <text:list-item>
                <text:p text:style-name="P4"><text:span text:style-name="T4">Проблемы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Waves PoS – cheap forks</text:p>
          </draw:text-box>
        </draw:frame>
        <draw:frame presentation:style-name="pr6" draw:text-style-name="P5" draw:layer="layout" svg:width="26.924cm" svg:height="5.772cm" svg:x="0.254cm" svg:y="2.61cm" presentation:class="subtitle" presentation:user-transformed="true">
          <draw:text-box>
            <text:list text:style-name="L1">
              <text:list-item>
                <text:p text:style-name="P8"><text:span text:style-name="T4">Если PK</text:span><text:span text:style-name="T6">B</text:span><text:span text:style-name="T4"> </text:span><text:span text:style-name="T4">получил право </text:span><text:span text:style-name="T4">создать блок – </text:span><text:span text:style-name="T4">он получил </text:span><text:span text:style-name="T4">право создать </text:span><text:span text:style-name="T4">произвольное </text:span><text:span text:style-name="T4">количество</text:span></text:p>
                <text:p text:style-name="P8"><text:span text:style-name="T4">блоков </text:span></text:p>
              </text:list-item>
            </text:list>
          </draw:text-box>
        </draw:frame>
        <draw:custom-shape draw:style-name="gr4" draw:text-style-name="P9" draw:layer="layout" svg:width="0.975cm" svg:height="0.508cm" svg:x="6.46cm" svg:y="17.4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0.254cm" svg:height="0.254cm" svg:x="0.779cm" svg:y="1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1.279cm" svg:y="1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0.975cm" svg:height="0.508cm" svg:x="6.46cm" svg:y="17.4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0.254cm" svg:height="0.254cm" svg:x="0.779cm" svg:y="17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1.279cm" svg:y="17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9" draw:layer="layout" svg:width="3.089cm" svg:height="1.524cm" svg:x="7.435cm" svg:y="16.9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layer="layout" svg:width="3.089cm" svg:height="1.524cm" svg:x="7.435cm" svg:y="16.9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0" draw:layer="layout" svg:width="3.148cm" svg:height="1.114cm" svg:x="7.435cm" svg:y="17.286cm">
            <draw:text-box>
              <text:p><text:span text:style-name="T7">PK</text:span><text:span text:style-name="T8">B</text:span></text:p>
            </draw:text-box>
          </draw:frame>
        </draw:g>
        <draw:custom-shape draw:style-name="gr5" draw:text-style-name="P9" draw:layer="layout" svg:width="0.254cm" svg:height="0.254cm" svg:x="1.78cm" svg:y="17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0.975cm" svg:height="0.508cm" svg:x="2.36cm" svg:y="17.4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089cm" svg:height="1.524cm" svg:x="3.335cm" svg:y="16.9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0.975cm" svg:height="0.508cm" svg:x="2.36cm" svg:y="17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089cm" svg:height="1.524cm" svg:x="3.335cm" svg:y="16.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2.932cm" svg:height="1.114cm" svg:x="3.211cm" svg:y="17.286cm">
          <draw:text-box>
            <text:p text:style-name="P11"><text:span text:style-name="T9">PK</text:span><text:span text:style-name="T10">A</text:span></text:p>
          </draw:text-box>
        </draw:frame>
        <draw:custom-shape draw:style-name="gr6" draw:text-style-name="P9" draw:layer="layout" svg:width="3.089cm" svg:height="1.524cm" svg:x="7.435cm" svg:y="14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228cm" svg:height="0.508cm" draw:transform="rotate (0.830776723949301) translate (6.488cm 16.9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089cm" svg:height="1.524cm" svg:x="7.435cm" svg:y="14.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3.182cm" svg:height="1.114cm" svg:x="7.435cm" svg:y="14.991cm">
          <draw:text-box>
            <text:p text:style-name="P11"><text:span text:style-name="T9">PK</text:span><text:span text:style-name="T10">B</text:span></text:p>
          </draw:text-box>
        </draw:frame>
        <draw:custom-shape draw:style-name="gr6" draw:text-style-name="P9" draw:layer="layout" svg:width="3.089cm" svg:height="1.524cm" svg:x="7.433cm" svg:y="10.6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089cm" svg:height="1.524cm" svg:x="7.433cm" svg:y="10.6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3.182cm" svg:height="1.114cm" svg:x="7.433cm" svg:y="10.993cm">
          <draw:text-box>
            <text:p text:style-name="P11"><text:span text:style-name="T9">PK</text:span><text:span text:style-name="T10">B</text:span></text:p>
          </draw:text-box>
        </draw:frame>
        <draw:custom-shape draw:style-name="gr11" draw:text-style-name="P9" draw:layer="layout" svg:width="4.535cm" svg:height="0.508cm" draw:transform="rotate (1.27129782715267) translate (6.156cm 16.6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0.254cm" svg:height="0.254cm" svg:x="8.128cm" svg:y="13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8.628cm" svg:y="13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8.128cm" svg:y="13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8.628cm" svg:y="13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9.129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Waves PoS – nothing-at-stake</text:p>
          </draw:text-box>
        </draw:frame>
        <draw:frame presentation:style-name="pr6" draw:text-style-name="P5" draw:layer="layout" svg:width="26.924cm" svg:height="5.772cm" svg:x="0.254cm" svg:y="2.61cm" presentation:class="subtitle" presentation:user-transformed="true">
          <draw:text-box>
            <text:list text:style-name="L1">
              <text:list-item>
                <text:p text:style-name="P8"><text:span text:style-name="T4">Рациональный </text:span><text:span text:style-name="T4">майнер будет </text:span><text:span text:style-name="T4">пытаться </text:span><text:span text:style-name="T4">улучшить все </text:span><text:span text:style-name="T4">цепочки, </text:span><text:span text:style-name="T4">которые он </text:span><text:span text:style-name="T4">видит.</text:span></text:p>
              </text:list-item>
              <text:list-item>
                <text:p text:style-name="P8"><text:span text:style-name="T4">Сойдутся ли в </text:span><text:span text:style-name="T4">этом случае </text:span><text:span text:style-name="T4">цепочки </text:span><text:span text:style-name="T4">вообще? </text:span></text:p>
              </text:list-item>
            </text:list>
          </draw:text-box>
        </draw:frame>
        <draw:custom-shape draw:style-name="gr4" draw:text-style-name="P9" draw:layer="layout" svg:width="0.975cm" svg:height="0.508cm" svg:x="6.46cm" svg:y="17.4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0.254cm" svg:height="0.254cm" svg:x="0.779cm" svg:y="17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1.279cm" svg:y="17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0.975cm" svg:height="0.508cm" svg:x="6.46cm" svg:y="17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0.254cm" svg:height="0.254cm" svg:x="0.779cm" svg:y="17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1.279cm" svg:y="17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9" draw:layer="layout" svg:width="3.089cm" svg:height="1.524cm" svg:x="7.435cm" svg:y="16.9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layer="layout" svg:width="3.089cm" svg:height="1.524cm" svg:x="7.435cm" svg:y="16.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0" draw:layer="layout" svg:width="3.148cm" svg:height="1.114cm" svg:x="7.435cm" svg:y="17.287cm">
            <draw:text-box>
              <text:p><text:span text:style-name="T7">PK</text:span><text:span text:style-name="T8">B</text:span></text:p>
            </draw:text-box>
          </draw:frame>
        </draw:g>
        <draw:custom-shape draw:style-name="gr5" draw:text-style-name="P9" draw:layer="layout" svg:width="0.254cm" svg:height="0.254cm" svg:x="1.78cm" svg:y="17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0.975cm" svg:height="0.508cm" svg:x="2.36cm" svg:y="17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089cm" svg:height="1.524cm" svg:x="3.335cm" svg:y="16.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0.975cm" svg:height="0.508cm" svg:x="2.36cm" svg:y="17.4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089cm" svg:height="1.524cm" svg:x="3.335cm" svg:y="16.9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2.932cm" svg:height="1.114cm" svg:x="3.211cm" svg:y="17.287cm">
          <draw:text-box>
            <text:p text:style-name="P11"><text:span text:style-name="T9">PK</text:span><text:span text:style-name="T10">A</text:span></text:p>
          </draw:text-box>
        </draw:frame>
        <draw:custom-shape draw:style-name="gr6" draw:text-style-name="P9" draw:layer="layout" svg:width="3.089cm" svg:height="1.524cm" svg:x="7.435cm" svg:y="14.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228cm" svg:height="0.508cm" draw:transform="rotate (0.830776723949301) translate (6.488cm 16.9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089cm" svg:height="1.524cm" svg:x="7.435cm" svg:y="14.6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3.182cm" svg:height="1.114cm" svg:x="7.435cm" svg:y="14.992cm">
          <draw:text-box>
            <text:p text:style-name="P11"><text:span text:style-name="T9">PK</text:span><text:span text:style-name="T10">B</text:span></text:p>
          </draw:text-box>
        </draw:frame>
        <draw:custom-shape draw:style-name="gr6" draw:text-style-name="P9" draw:layer="layout" svg:width="3.089cm" svg:height="1.524cm" svg:x="7.433cm" svg:y="10.6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089cm" svg:height="1.524cm" svg:x="7.433cm" svg:y="10.6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3.182cm" svg:height="1.114cm" svg:x="7.433cm" svg:y="10.994cm">
          <draw:text-box>
            <text:p text:style-name="P11"><text:span text:style-name="T9">PK</text:span><text:span text:style-name="T10">B</text:span></text:p>
          </draw:text-box>
        </draw:frame>
        <draw:custom-shape draw:style-name="gr11" draw:text-style-name="P9" draw:layer="layout" svg:width="4.535cm" svg:height="0.508cm" draw:transform="rotate (1.27129782715267) translate (6.156cm 16.66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0.254cm" svg:height="0.254cm" svg:x="8.128cm" svg:y="13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8.628cm" svg:y="13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8.12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8.62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0.254cm" svg:height="0.254cm" svg:x="9.129cm" svg:y="13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0.975cm" svg:height="0.508cm" svg:x="10.56cm" svg:y="17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0.975cm" svg:height="0.508cm" svg:x="10.56cm" svg:y="17.4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9" draw:layer="layout" svg:width="3.089cm" svg:height="1.524cm" svg:x="11.535cm" svg:y="16.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layer="layout" svg:width="3.089cm" svg:height="1.524cm" svg:x="11.535cm" svg:y="16.9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0" draw:layer="layout" svg:width="3.148cm" svg:height="1.114cm" svg:x="11.535cm" svg:y="17.288cm">
            <draw:text-box>
              <text:p><text:span text:style-name="T7">PK</text:span><text:span text:style-name="T8">D</text:span></text:p>
            </draw:text-box>
          </draw:frame>
        </draw:g>
        <draw:custom-shape draw:style-name="gr4" draw:text-style-name="P9" draw:layer="layout" svg:width="0.975cm" svg:height="0.508cm" svg:x="10.56cm" svg:y="15.1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0.975cm" svg:height="0.508cm" svg:x="10.56cm" svg:y="15.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9" draw:layer="layout" svg:width="3.089cm" svg:height="1.524cm" svg:x="11.535cm" svg:y="14.6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layer="layout" svg:width="3.089cm" svg:height="1.524cm" svg:x="11.535cm" svg:y="14.6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0" draw:layer="layout" svg:width="3.148cm" svg:height="1.114cm" svg:x="11.535cm" svg:y="14.989cm">
            <draw:text-box>
              <text:p><text:span text:style-name="T7">PK</text:span><text:span text:style-name="T8">D</text:span></text:p>
            </draw:text-box>
          </draw:frame>
        </draw:g>
        <draw:custom-shape draw:style-name="gr4" draw:text-style-name="P9" draw:layer="layout" svg:width="0.975cm" svg:height="0.508cm" svg:x="10.56cm" svg:y="11.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0.975cm" svg:height="0.508cm" svg:x="10.56cm" svg:y="11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9" draw:layer="layout" svg:width="3.089cm" svg:height="1.524cm" svg:x="11.535cm" svg:y="10.6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layer="layout" svg:width="3.089cm" svg:height="1.524cm" svg:x="11.535cm" svg:y="10.6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0" draw:layer="layout" svg:width="3.148cm" svg:height="1.114cm" svg:x="11.535cm" svg:y="10.99cm">
            <draw:text-box>
              <text:p><text:span text:style-name="T7">PK</text:span><text:span text:style-name="T8">D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Waves PoS – gridind attacks</text:p>
          </draw:text-box>
        </draw:frame>
        <draw:frame presentation:style-name="pr7" draw:text-style-name="P5" draw:layer="layout" svg:width="26.924cm" svg:height="17.456cm" svg:x="0.254cm" svg:y="2.61cm" presentation:class="subtitle" presentation:user-transformed="true">
          <draw:text-box>
            <text:list text:style-name="L1">
              <text:list-item>
                <text:p text:style-name="P4"><text:span text:style-name="T11">Нет </text:span><text:span text:style-name="T11">гарантированно</text:span><text:span text:style-name="T11">й случайности</text:span></text:p>
              </text:list-item>
              <text:list-item>
                <text:p text:style-name="P4"><text:span text:style-name="T11">Можно </text:span><text:span text:style-name="T11">перебирать </text:span><text:span text:style-name="T11">ключи и </text:span><text:span text:style-name="T11">переводить </text:span><text:span text:style-name="T11">нужную сумму </text:span><text:span text:style-name="T11">на тот </text:span><text:span text:style-name="T11">публичный </text:span><text:span text:style-name="T11">ключ, который </text:span><text:span text:style-name="T11">создаст </text:span><text:span text:style-name="T11">следующий </text:span><text:span text:style-name="T11">блок</text:span></text:p>
                <text:p text:style-name="P4"><text:span text:style-name="T11"/></text:p>
                <text:p text:style-name="P4"><text:span text:style-name="T11">Защита:</text:span></text:p>
              </text:list-item>
              <text:list-item>
                <text:p text:style-name="P4"><text:span text:style-name="T11">Дополнительна</text:span><text:span text:style-name="T11">я случайность </text:span><text:span text:style-name="T11">(iChing)</text:span></text:p>
              </text:list-item>
              <text:list-item>
                <text:p text:style-name="P4"><text:span text:style-name="T11">Balance – </text:span><text:span text:style-name="T11">минимальный </text:span><text:span text:style-name="T11">баланс за </text:span><text:span text:style-name="T11">последние </text:span><text:span text:style-name="T12">X</text:span><text:span text:style-name="T11"> </text:span><text:span text:style-name="T11">блоков</text:span></text:p>
              </text:list-item>
              <text:list-item>
                <text:p text:style-name="P4"><text:span text:style-name="T11">Минимальный </text:span><text:span text:style-name="T11">небходимый </text:span><text:span text:style-name="T11">баланс -</text:span><text:span text:style-name="T12">Y</text:span><text:span text:style-name="T11"> </text:span></text:p>
              </text:list-item>
              <text:list-item>
                <text:p text:style-name="P4"><text:span text:style-name="T13">Чтобы </text:span><text:span text:style-name="T13">создавать все </text:span><text:span text:style-name="T13">блоки нужно </text:span><text:span text:style-name="T12">X*Y</text:span><text:span text:style-name="T1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Waves PoS – history attacks</text:p>
          </draw:text-box>
        </draw:frame>
        <draw:frame presentation:style-name="pr7" draw:text-style-name="P5" draw:layer="layout" svg:width="26.924cm" svg:height="17.456cm" svg:x="0.254cm" svg:y="2.61cm" presentation:class="subtitle" presentation:user-transformed="true">
          <draw:text-box>
            <text:list text:style-name="L1">
              <text:list-item>
                <text:p text:style-name="P4"><text:span text:style-name="T4">Если в какой-то </text:span><text:span text:style-name="T4">момент </text:span><text:span text:style-name="T4">времени в </text:span><text:span text:style-name="T4">истории </text:span><text:span text:style-name="T4">атакующий </text:span><text:span text:style-name="T4">котролировал </text:span><text:span text:style-name="T4">50% стейка – он </text:span><text:span text:style-name="T4">всегда может </text:span><text:span text:style-name="T4">создать самую </text:span><text:span text:style-name="T4">длинную </text:span><text:span text:style-name="T4">цепочку</text:span></text:p>
              </text:list-item>
              <text:list-item>
                <text:p text:style-name="P4"><text:span text:style-name="T4">Приватные </text:span><text:span text:style-name="T4">ключи, на </text:span><text:span text:style-name="T4">которых когда-</text:span><text:span text:style-name="T4">то были деньги, </text:span><text:span text:style-name="T4">а сейчас их уже </text:span><text:span text:style-name="T4">нет обладают </text:span><text:span text:style-name="T4">какой-то </text:span><text:span text:style-name="T4">стоимостью</text:span></text:p>
                <text:p text:style-name="P4"><text:span text:style-name="T4">P.S. В </text:span><text:span text:style-name="T4">некоторых </text:span><text:span text:style-name="T4">странах </text:span><text:span text:style-name="T4">компания – </text:span><text:span text:style-name="T4">банкрот </text:span><text:span text:style-name="T4">обязана </text:span><text:span text:style-name="T4">распродавать </text:span><text:span text:style-name="T4">все свое </text:span><text:span text:style-name="T4">имущество, в </text:span><text:span text:style-name="T4">том числе </text:span><text:span text:style-name="T4">приватные </text:span><text:span text:style-name="T4">ключ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Waves PoS – bribe attacks</text:p>
          </draw:text-box>
        </draw:frame>
        <draw:frame presentation:style-name="pr7" draw:text-style-name="P15" draw:layer="layout" svg:width="26.924cm" svg:height="17.456cm" svg:x="0.254cm" svg:y="2.61cm" presentation:class="subtitle" presentation:user-transformed="true">
          <draw:text-box>
            <text:list text:style-name="L1">
              <text:list-item>
                <text:p text:style-name="P14"><text:span text:style-name="T14">Атакующий </text:span><text:span text:style-name="T14">объявляет </text:span><text:span text:style-name="T14">награду </text:span><text:span text:style-name="T14">майнерам, </text:span><text:span text:style-name="T14">которые создадут </text:span><text:span text:style-name="T14">форк, </text:span><text:span text:style-name="T14">начинающийся с </text:span><text:span text:style-name="T14">какого-то блока </text:span><text:span text:style-name="T14">назад в истории</text:span></text:p>
              </text:list-item>
              <text:list-item>
                <text:p text:style-name="P14"><text:span text:style-name="T14">Проблема </text:span><text:span text:style-name="T14">существует и для </text:span><text:span text:style-name="T14">PoW: “Liao K., Katz </text:span><text:span text:style-name="T14">J. Incentivizing </text:span><text:span text:style-name="T14">blockchain forks via </text:span><text:span text:style-name="T14">whale transactions”</text:span></text:p>
              </text:list-item>
              <text:list-item>
                <text:p text:style-name="P14"><text:span text:style-name="T14">Для PoS майнеры </text:span><text:span text:style-name="T14">ничего не теряют, </text:span><text:span text:style-name="T14">им даже не нужно </text:span><text:span text:style-name="T14">считать </text:span><text:span text:style-name="T14">вероятности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Waves PoS – leasing</text:p>
          </draw:text-box>
        </draw:frame>
        <draw:frame presentation:style-name="pr7" draw:text-style-name="P5" draw:layer="layout" svg:width="26.924cm" svg:height="17.456cm" svg:x="0.254cm" svg:y="2.61cm" presentation:class="subtitle" presentation:user-transformed="true">
          <draw:text-box>
            <text:list text:style-name="L1">
              <text:list-item>
                <text:p text:style-name="P4">Награда в PoS – только комиссии с транзакций</text:p>
              </text:list-item>
              <text:list-item>
                <text:p text:style-name="P4">Низкие награды =&gt; нет смысла майнить =&gt; низкий суммарный майнящий баланс =&gt; проще атаковать</text:p>
                <text:p text:style-name="P4"/>
                <text:p text:style-name="P4">Решение:</text:p>
              </text:list-item>
              <text:list-item>
                <text:p text:style-name="P4">Возможность отдавать свой баланс в аренду для майнинга</text:p>
              </text:list-item>
              <text:list-item>
                <text:p text:style-name="P4">Приводит к централизации</text:p>
              </text:list-item>
              <text:list-item>
                <text:p text:style-name="P4">Усложняет анализ протокола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" draw:layer="layout" svg:width="28cm" svg:height="8.675cm" svg:x="0cm" svg:y="4.934cm" presentation:class="subtitle" presentation:user-transformed="true">
          <draw:text-box>
            <text:p><text:span text:style-name="T1">Proof of </text:span><text:span text:style-name="T1">Stake: </text:span><text:span text:style-name="T1">Ourobo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9:41:56.543083581</meta:creation-date>
    <dc:date>2017-08-22T18:21:48.711882708</dc:date>
    <meta:editing-duration>PT3H38M20S</meta:editing-duration>
    <meta:editing-cycles>52</meta:editing-cycles>
    <meta:generator>LibreOffice/5.1.6.2$Linux_X86_64 LibreOffice_project/10m0$Build-2</meta:generator>
    <meta:document-statistic meta:object-count="152"/>
  </office:meta>
</office:document-meta>
</file>